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4.25cm" fo:min-width="2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0.25cm" fo:min-width="0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0.458cm" fo:min-width="0.208cm" fo:wrap-option="wrap" loext:decorative="false"/>
    </style:style>
    <style:style style:name="gr5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0.316cm" fo:min-width="0.066cm" fo:wrap-option="wrap" loext:decorative="false"/>
    </style:style>
    <style:style style:name="gr6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1.872cm" fo:min-width="1.622cm" fo:wrap-option="wrap" loext:decorative="false"/>
    </style:style>
    <style:style style:name="gr7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1.448cm" fo:min-width="1.198cm" fo:wrap-option="wrap" loext:decorative="false"/>
    </style:style>
    <style:style style:name="gr8" style:family="graphic" style:parent-style-name="Arrow_20_Line" style:list-style-name="L1">
      <style:graphic-properties draw:textarea-vertical-align="middle" draw:line-distance="1cm" loext:decorative="false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2.5cm" draw:placing="below" loext:decorative="false"/>
      <style:paragraph-properties style:writing-mode="lr-tb"/>
    </style:style>
    <style:style style:name="gr10" style:family="graphic" style:parent-style-name="standard">
      <style:graphic-properties draw:textarea-vertical-align="middle" draw:line-distance="1cm" loext:decorative="false"/>
      <style:paragraph-properties style:writing-mode="lr-tb"/>
    </style:style>
    <style:style style:name="gr11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3.25cm" fo:min-width="1.5cm" loext:decorative="false"/>
    </style:style>
    <style:style style:name="gr12" style:family="graphic" style:parent-style-name="Arrow_20_Line" style:list-style-name="L1">
      <style:graphic-properties draw:textarea-vertical-align="middle" draw:line-distance="1cm" loext:decorative="false"/>
      <style:paragraph-properties style:writing-mode="lr-tb"/>
    </style:style>
    <style:style style:name="gr13" style:family="graphic" style:parent-style-name="standard">
      <style:graphic-properties svg:stroke-color="#000000" draw:marker-start="Arrowheads_20_1" draw:marker-start-width="0.3cm" draw:textarea-vertical-align="middle" loext:decorative="false"/>
    </style:style>
    <style:style style:name="gr1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16" style:family="graphic" style:parent-style-name="Arrow_20_Line" style:list-style-name="L1">
      <style:graphic-properties draw:textarea-vertical-align="middle" draw:line-distance="1.5cm" loext:decorative="false"/>
      <style:paragraph-properties style:writing-mode="lr-tb"/>
    </style:style>
    <style:style style:name="gr17" style:family="graphic" style:parent-style-name="Arrow_20_Line" style:list-style-name="L1">
      <style:graphic-properties draw:marker-start="Arrowheads_20_2" draw:marker-end="Arrowheads_20_2" draw:textarea-vertical-align="middle" draw:line-distance="2.5cm" draw:placing="below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333333" draw:auto-grow-height="false" fo:min-height="18.932cm" fo:min-width="27.381cm" fo:wrap-option="wrap" loext:decorative="false"/>
    </style:style>
    <style:style style:name="gr19" style:family="graphic" style:parent-style-name="standard">
      <style:graphic-properties draw:textarea-vertical-align="middle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heads_20_2" draw:marker-end="Arrowheads_20_2" draw:textarea-vertical-align="middle" loext:decorative="false"/>
      <style:paragraph-properties style:writing-mode="lr-tb"/>
    </style:style>
    <style:style style:name="gr21" style:family="graphic" style:parent-style-name="standard">
      <style:graphic-properties svg:stroke-color="#000000" draw:marker-start="Arrowheads_20_2" draw:marker-end="Arrowheads_20_2" draw:textarea-vertical-align="middle" draw:line-distance="1.3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ouble_20_Dash_20_Dot_20__28_Rounded_29_" svg:stroke-color="#000000" svg:stroke-linecap="round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fo:min-height="0.7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258cm" loext:decorative="false"/>
      <style:paragraph-properties style:writing-mode="lr-tb"/>
    </style:style>
    <style:style style:name="gr25" style:family="graphic" style:parent-style-name="standard">
      <style:graphic-properties svg:stroke-color="#000000" draw:marker-start="Arrowheads_20_2" draw:marker-end="Arrowheads_20_2" draw:textarea-vertical-align="middle" draw:line-distance="4cm" draw:placing="below" loext:decorative="false"/>
      <style:paragraph-properties style:writing-mode="lr-tb"/>
    </style:style>
    <style:style style:name="gr26" style:family="graphic" style:parent-style-name="standard">
      <style:graphic-properties svg:stroke-color="#333333" draw:fill="solid" draw:fill-color="#b2b2b2" draw:textarea-horizontal-align="justify" draw:textarea-vertical-align="middle" draw:auto-grow-height="false" fo:min-height="7.75cm" fo:min-width="2.7cm" loext:decorative="false"/>
    </style:style>
    <style:style style:name="gr27" style:family="graphic" style:parent-style-name="standard">
      <style:graphic-properties svg:stroke-color="#333333" draw:fill="solid" draw:fill-color="#b2b2b2" draw:textarea-horizontal-align="justify" draw:textarea-vertical-align="middle" draw:auto-grow-height="false" fo:min-height="1.75cm" fo:min-width="4.7cm" loext:decorative="false"/>
    </style:style>
    <style:style style:name="gr28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3.25cm" fo:min-width="3cm" loext:decorative="false"/>
    </style:style>
    <style:style style:name="gr29" style:family="graphic" style:parent-style-name="standard">
      <style:graphic-properties draw:stroke="dash" draw:stroke-dash="Dash" svg:stroke-width="0.05cm" svg:stroke-color="#808080" draw:marker-start-width="0.275cm" draw:marker-end-width="0.275cm" svg:stroke-linecap="butt" draw:fill="none" loext:fill-use-slide-background="false" fo:min-height="0cm" fo:min-width="0cm" fo:padding-top="0.15cm" fo:padding-bottom="0.15cm" fo:padding-left="0.275cm" fo:padding-right="0.275cm" loext:decorative="false"/>
    </style:style>
    <style:style style:name="gr30" style:family="graphic" style:parent-style-name="standard">
      <style:graphic-properties svg:stroke-color="#000000" draw:marker-start="Arrowheads_20_2" draw:marker-end="Arrowheads_20_2" draw:textarea-vertical-align="middle" draw:line-distance="5.5cm" draw:placing="below" loext:decorative="false"/>
      <style:paragraph-properties style:writing-mode="lr-tb"/>
    </style:style>
    <style:style style:name="gr31" style:family="graphic" style:parent-style-name="standard">
      <style:graphic-properties svg:stroke-color="#000000" draw:marker-start="Arrowheads_20_2" draw:marker-end="Arrowheads_20_2" draw:textarea-vertical-align="middle" draw:line-distance="2.5cm" draw:placing="below" loext:decorative="false"/>
      <style:paragraph-properties style:writing-mode="lr-tb"/>
    </style:style>
    <style:style style:name="P1" style:family="paragraph">
      <loext:graphic-properties draw:fill="solid" draw:fill-color="#ffd42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7804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style:text-position="sub 58%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none"/>
      <style:text-properties fo:font-size="32pt" style:font-size-asian="32pt" style:font-size-complex="32pt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solid" draw:fill-color="#333333"/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4.5cm" svg:x="11.998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cm" svg:height="10.5cm" svg:x="23.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23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6" draw:text-style-name="P1" draw:layer="layout" svg:width="3cm" svg:height="3cm" svg:x="5.498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2.4cm" svg:height="2.4cm" svg:x="5.798cm" svg:y="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8" draw:text-style-name="P5" draw:layer="measurelines" svg:x1="5.498cm" svg:y1="7cm" svg:x2="8.498cm" svg:y2="7cm">
          <text:p text:style-name="P4"><text:span text:style-name="T1">w_avg</text:span></text:p>
        </draw:measure>
        <draw:measure draw:style-name="gr9" draw:text-style-name="P5" draw:layer="layout" svg:x1="5.799cm" svg:y1="8.5cm" svg:x2="8.199cm" svg:y2="8.5cm">
          <text:p text:style-name="P4"><text:span text:style-name="T1">Nominal</text:span></text:p>
          <text:p text:style-name="P4"><text:span text:style-name="T1">diameter</text:span></text:p>
        </draw:measure>
        <draw:measure draw:style-name="gr10" draw:text-style-name="P2" draw:layer="layout" svg:x1="8.498cm" svg:y1="7cm" svg:x2="8.498cm" svg:y2="10cm">
          <text:p text:style-name="P2">h_avg</text:p>
        </draw:measure>
        <draw:custom-shape draw:style-name="gr11" draw:text-style-name="P3" draw:layer="layout" svg:width="2cm" svg:height="3.5cm" svg:x="12.49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2" draw:text-style-name="P5" draw:layer="layout" svg:x1="11.998cm" svg:y1="6.5cm" svg:x2="14.998cm" svg:y2="6.5cm">
          <text:p text:style-name="P4"><text:span text:style-name="T1">w_avg</text:span></text:p>
        </draw:measure>
        <draw:measure draw:style-name="gr10" draw:text-style-name="P2" draw:layer="layout" svg:x1="14.998cm" svg:y1="6.5cm" svg:x2="14.998cm" svg:y2="11cm">
          <text:p text:style-name="P2">h_avg</text:p>
        </draw:measure>
        <draw:line draw:style-name="gr13" draw:text-style-name="P2" draw:layer="layout" svg:x1="23.3cm" svg:y1="7.5cm" svg:x2="19.5cm" svg:y2="7.5cm">
          <text:p/>
        </draw:line>
        <draw:frame draw:style-name="gr14" draw:text-style-name="P7" draw:layer="layout" svg:width="3.5cm" svg:height="1cm" svg:x="19.5cm" svg:y="6.5cm">
          <draw:text-box>
            <text:p text:style-name="P6"><text:span text:style-name="T2">former_ID</text:span></text:p>
          </draw:text-box>
        </draw:frame>
        <draw:line draw:style-name="gr15" draw:text-style-name="P8" draw:layer="layout" svg:x1="22.5cm" svg:y1="7.5cm" svg:x2="23cm" svg:y2="7.5cm">
          <text:p/>
        </draw:line>
        <draw:measure draw:style-name="gr16" draw:text-style-name="P5" draw:layer="measurelines" svg:x1="23.3cm" svg:y1="6cm" svg:x2="23.5cm" svg:y2="6cm">
          <text:p text:style-name="P4"><text:span text:style-name="T1">t_former</text:span></text:p>
        </draw:measure>
        <draw:measure draw:style-name="gr17" draw:text-style-name="P5" draw:layer="layout" svg:x1="23.3cm" svg:y1="16cm" svg:x2="23.3cm" svg:y2="16.5cm">
          <text:p text:style-name="P4"><text:span text:style-name="T1">h_former_under_coil</text:span></text:p>
        </draw:measure>
        <draw:custom-shape draw:style-name="gr18" draw:text-style-name="P9" draw:layer="layout" svg:width="29.899cm" svg:height="21.2cm" svg:x="-0.099cm" svg:y="-0.0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  <draw:page draw:name="page2" draw:style-name="dp2" draw:master-page-name="Default">
        <draw:measure draw:style-name="gr19" draw:text-style-name="P2" draw:layer="layout" svg:x1="11cm" svg:y1="28cm" svg:x2="9.2cm" svg:y2="28cm">
          <text:p text:style-name="P2">1.8 * w_avg</text:p>
        </draw:measure>
        <draw:custom-shape draw:style-name="gr2" draw:text-style-name="P2" draw:layer="layout" svg:width="0.2cm" svg:height="10.5cm" svg:x="6.8cm" svg:y="5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7cm" svg:y="14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4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3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2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2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1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1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0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0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3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2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1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0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0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20" draw:text-style-name="P2" draw:layer="layout" svg:x1="9cm" svg:y1="15.508cm" svg:x2="7cm" svg:y2="15.508cm">
          <text:p text:style-name="P2">2 * w_avg</text:p>
        </draw:measure>
        <draw:measure draw:style-name="gr21" draw:text-style-name="P2" draw:layer="layout" svg:x1="9.3cm" svg:y1="10.008cm" svg:x2="9.3cm" svg:y2="15.008cm">
          <text:p text:style-name="P2">5 * w_avg</text:p>
        </draw:measure>
        <draw:line draw:style-name="gr13" draw:text-style-name="P2" draw:layer="layout" svg:x1="7.5cm" svg:y1="8.508cm" svg:x2="4.8cm" svg:y2="8.508cm">
          <text:p/>
        </draw:line>
        <draw:line draw:style-name="gr22" draw:text-style-name="P8" draw:layer="layout" svg:x1="7.5cm" svg:y1="8.608cm" svg:x2="7.5cm" svg:y2="9.908cm">
          <text:p/>
        </draw:line>
        <draw:line draw:style-name="gr22" draw:text-style-name="P8" draw:layer="layout" svg:x1="8.5cm" svg:y1="7.108cm" svg:x2="8.5cm" svg:y2="10.408cm">
          <text:p/>
        </draw:line>
        <draw:line draw:style-name="gr13" draw:text-style-name="P2" draw:layer="layout" svg:x1="8.5cm" svg:y1="7.008cm" svg:x2="4.8cm" svg:y2="7.008cm">
          <text:p/>
        </draw:line>
        <draw:frame draw:style-name="gr23" draw:text-style-name="P7" draw:layer="layout" svg:width="1.8cm" svg:height="1cm" svg:x="4.8cm" svg:y="6.008cm">
          <draw:text-box>
            <text:p text:style-name="P6"><text:span text:style-name="T2">Ø</text:span><text:span text:style-name="T3">l2,A</text:span></text:p>
          </draw:text-box>
        </draw:frame>
        <draw:frame draw:style-name="gr23" draw:text-style-name="P7" draw:layer="layout" svg:width="1.8cm" svg:height="1cm" svg:x="4.8cm" svg:y="7.508cm">
          <draw:text-box>
            <text:p text:style-name="P6"><text:span text:style-name="T2">Ø</text:span><text:span text:style-name="T3">l1</text:span></text:p>
          </draw:text-box>
        </draw:frame>
        <draw:line draw:style-name="gr15" draw:text-style-name="P8" draw:layer="layout" svg:x1="7.7cm" svg:y1="7.008cm" svg:x2="8.2cm" svg:y2="7.008cm">
          <text:p/>
        </draw:line>
        <draw:line draw:style-name="gr15" draw:text-style-name="P8" draw:layer="layout" svg:x1="6.7cm" svg:y1="8.508cm" svg:x2="7.2cm" svg:y2="8.508cm">
          <text:p/>
        </draw:line>
        <draw:custom-shape draw:style-name="gr2" draw:text-style-name="P2" draw:layer="layout" svg:width="0.2cm" svg:height="10.5cm" svg:x="19.783cm" svg:y="5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19.983cm" svg:y="14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083cm" svg:y="14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983cm" svg:y="1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083cm" svg:y="13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983cm" svg:y="12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083cm" svg:y="12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983cm" svg:y="11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083cm" svg:y="11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983cm" svg:y="10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083cm" svg:y="10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783cm" svg:y="1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883cm" svg:y="13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783cm" svg:y="12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883cm" svg:y="1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783cm" svg:y="1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883cm" svg:y="11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783cm" svg:y="10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883cm" svg:y="10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20" draw:text-style-name="P2" draw:layer="layout" svg:x1="21.783cm" svg:y1="15.508cm" svg:x2="19.983cm" svg:y2="15.508cm">
          <text:p text:style-name="P2">1.8 * w_avg</text:p>
        </draw:measure>
        <draw:measure draw:style-name="gr21" draw:text-style-name="P2" draw:layer="layout" svg:x1="21.783cm" svg:y1="10.008cm" svg:x2="21.801cm" svg:y2="15.008cm">
          <text:p text:style-name="P2">5 * w_avg</text:p>
        </draw:measure>
        <draw:line draw:style-name="gr13" draw:text-style-name="P2" draw:layer="layout" svg:x1="20.483cm" svg:y1="8.508cm" svg:x2="17.783cm" svg:y2="8.508cm">
          <text:p/>
        </draw:line>
        <draw:line draw:style-name="gr22" draw:text-style-name="P8" draw:layer="layout" svg:x1="20.483cm" svg:y1="8.608cm" svg:x2="20.483cm" svg:y2="9.908cm">
          <text:p/>
        </draw:line>
        <draw:line draw:style-name="gr22" draw:text-style-name="P8" draw:layer="layout" svg:x1="21.283cm" svg:y1="7.108cm" svg:x2="21.283cm" svg:y2="10.408cm">
          <text:p/>
        </draw:line>
        <draw:line draw:style-name="gr13" draw:text-style-name="P2" draw:layer="layout" svg:x1="21.283cm" svg:y1="7.008cm" svg:x2="17.783cm" svg:y2="7.008cm">
          <text:p/>
        </draw:line>
        <draw:frame draw:style-name="gr23" draw:text-style-name="P7" draw:layer="layout" svg:width="1.8cm" svg:height="1cm" svg:x="17.783cm" svg:y="6.008cm">
          <draw:text-box>
            <text:p text:style-name="P6"><text:span text:style-name="T2">Ø</text:span><text:span text:style-name="T3">l2,B</text:span></text:p>
          </draw:text-box>
        </draw:frame>
        <draw:frame draw:style-name="gr23" draw:text-style-name="P7" draw:layer="layout" svg:width="1.8cm" svg:height="1cm" svg:x="17.783cm" svg:y="7.508cm">
          <draw:text-box>
            <text:p text:style-name="P6"><text:span text:style-name="T2">Ø</text:span><text:span text:style-name="T3">l1</text:span></text:p>
          </draw:text-box>
        </draw:frame>
        <draw:line draw:style-name="gr15" draw:text-style-name="P8" draw:layer="layout" svg:x1="20.483cm" svg:y1="7.008cm" svg:x2="20.983cm" svg:y2="7.008cm">
          <text:p/>
        </draw:line>
        <draw:line draw:style-name="gr15" draw:text-style-name="P8" draw:layer="layout" svg:x1="19.683cm" svg:y1="8.508cm" svg:x2="20.183cm" svg:y2="8.508cm">
          <text:p/>
        </draw:line>
        <draw:frame draw:style-name="gr24" draw:text-style-name="P10" draw:layer="layout" svg:width="1.5cm" svg:height="1.517cm" svg:x="6.301cm" svg:y="2.5cm">
          <draw:text-box>
            <text:p><text:span text:style-name="T4">A</text:span></text:p>
          </draw:text-box>
        </draw:frame>
        <draw:frame draw:style-name="gr24" draw:text-style-name="P10" draw:layer="layout" svg:width="1.5cm" svg:height="1.517cm" svg:x="19.301cm" svg:y="2.5cm">
          <draw:text-box>
            <text:p><text:span text:style-name="T4">B</text:span></text:p>
          </draw:text-box>
        </draw:frame>
        <draw:custom-shape draw:style-name="gr18" draw:text-style-name="P9" draw:layer="layout" svg:width="29.899cm" svg:height="21.2cm" svg:x="-0.099cm" svg:y="-0.0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  <draw:page draw:name="page3" draw:style-name="dp2" draw:master-page-name="Default">
        <draw:custom-shape draw:style-name="gr2" draw:text-style-name="P2" draw:layer="layout" svg:width="0.2cm" svg:height="10.5cm" svg:x="12.8cm" svg:y="2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13.1cm" svg:y="1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11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1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8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1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11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1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8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25" draw:text-style-name="P2" draw:layer="layout" svg:x1="13cm" svg:y1="12.5cm" svg:x2="15.3cm" svg:y2="12.5cm">
          <text:p text:style-name="P2">2 * w_max</text:p>
        </draw:measure>
        <draw:custom-shape draw:style-name="gr26" draw:text-style-name="P11" draw:layer="layout" svg:width="3.2cm" svg:height="8cm" svg:x="8.8cm" svg:y="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5.2cm" svg:height="2cm" svg:x="16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3.5cm" svg:height="3.5cm" svg:x="17.8cm" svg:y="10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2.5cm" svg:height="12cm" svg:x="8.8cm" svg:y="2cm">
          <text:p/>
          <draw:enhanced-geometry svg:viewBox="0 0 21600 21600" draw:type="rectangle" draw:enhanced-path="M 0 0 L 21600 0 21600 21600 0 21600 0 0 Z N"/>
        </draw:custom-shape>
        <draw:measure draw:style-name="gr30" draw:text-style-name="P2" draw:layer="layout" svg:x1="15.301cm" svg:y1="12.5cm" svg:x2="16.1cm" svg:y2="12.5cm">
          <text:p text:style-name="P2">w_coil_outer_clearance</text:p>
        </draw:measure>
        <draw:measure draw:style-name="gr31" draw:text-style-name="P2" draw:layer="layout" svg:x1="12cm" svg:y1="12.5cm" svg:x2="12.8cm" svg:y2="12.5cm">
          <text:p text:style-name="P2">w_coil_inner_clearance</text:p>
        </draw:measure>
        <draw:custom-shape draw:style-name="gr18" draw:text-style-name="P9" draw:layer="layout" svg:width="29.899cm" svg:height="21.2cm" svg:x="-0.099cm" svg:y="-0.09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3:26:45.018160069</meta:creation-date>
    <dc:date>2025-07-21T15:26:32.932696334</dc:date>
    <meta:editing-duration>PT2H39M51S</meta:editing-duration>
    <meta:editing-cycles>16</meta:editing-cycles>
    <meta:generator>LibreOffice/25.2.5.2$Linux_X86_64 LibreOffice_project/fb4792146257752f54eab576deb869869b108571</meta:generator>
    <meta:document-statistic meta:object-count="166"/>
  </office:meta>
</office:document-meta>
</file>